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style:use-window-font-color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972247267011683141" text:style-name="L1">
        <text:list-item>
          <text:p text:style-name="P1">intro</text:p>
          <text:list>
            <text:list-item>
              <text:p text:style-name="P1">git est un gestionnaire de versions</text:p>
            </text:list-item>
            <text:list-item>
              <text:p text:style-name="P1">créateur de git = linus torvald</text:p>
            </text:list-item>
            <text:list-item>
              <text:p text:style-name="P1">il a aussi créé le kernel de linux</text:p>
            </text:list-item>
          </text:list>
        </text:list-item>
        <text:list-item>
          <text:p text:style-name="P1">premiers pas</text:p>
          <text:list>
            <text:list-item>
              <text:p text:style-name="P1">qu'est ce que versionner son code ?</text:p>
              <text:list>
                <text:list-item>
                  <text:p text:style-name="P1">problèmes sans versionnage :</text:p>
                  <text:list>
                    <text:list-item>
                      <text:p text:style-name="P1">beaucoup de code → facile de s'y perdre</text:p>
                    </text:list-item>
                    <text:list-item>
                      <text:p text:style-name="P1">code fonctionne un jour et plus du tout le lendemain</text:p>
                    </text:list-item>
                  </text:list>
                </text:list-item>
                <text:list-item>
                  <text:p text:style-name="P1">versionnage</text:p>
                  <text:list>
                    <text:list-item>
                      <text:p text:style-name="P1">garde trace de toute modifs faites sur le code</text:p>
                    </text:list-item>
                    <text:list-item>
                      <text:p text:style-name="P1">chaque trace = commit = modifs d'une part des données</text:p>
                    </text:list-item>
                    <text:list-item>
                      <text:p text:style-name="P1">message récapitulatif associé a chaque commit</text:p>
                    </text:list-item>
                    <text:list-item>
                      <text:p text:style-name="P1">possibilité de retour en arrière après commit si changements néfastes</text:p>
                    </text:list-item>
                    <text:list-item>
                      <text:p text:style-name="P1">message de commit permet de s'y retrouver surtout si on est plusieurs</text:p>
                    </text:list-item>
                    <text:list-item>
                      <text:p text:style-name="P1">donc avantageux seul et quasi-indispensable en équipe</text:p>
                    </text:list-item>
                  </text:list>
                </text:list-item>
              </text:list>
            </text:list-item>
            <text:list-item>
              <text:p text:style-name="P1">git VS autres logiciels de versionning</text:p>
              <text:list>
                <text:list-item>
                  <text:p text:style-name="P1">ex autres logiciels importants</text:p>
                  <text:list>
                    <text:list-item>
                      <text:p text:style-name="P1">SVN (centralisé)</text:p>
                    </text:list-item>
                    <text:list-item>
                      <text:p text:style-name="P1">CVS (centralisé)</text:p>
                    </text:list-item>
                    <text:list-item>
                      <text:p text:style-name="P1">mercurial (distribué)</text:p>
                    </text:list-item>
                    <text:list-item>
                      <text:p text:style-name="P1">bazar (distribué)</text:p>
                    </text:list-item>
                  </text:list>
                </text:list-item>
                <text:list-item>
                  <text:p text:style-name="P1">plusieurs modèles</text:p>
                  <text:list>
                    <text:list-item>
                      <text:p text:style-name="P1">centralisé</text:p>
                      <text:list>
                        <text:list-item>
                          <text:p text:style-name="P1">tout enregistré uniquement sur serveur</text:p>
                        </text:list-item>
                        <text:list-item>
                          <text:p text:style-name="P1">toute opération passe par lui</text:p>
                        </text:list-item>
                      </text:list>
                    </text:list-item>
                    <text:list-item>
                      <text:p text:style-name="P1">distribué</text:p>
                      <text:list>
                        <text:list-item>
                          <text:p text:style-name="P1">tout le monde a tout sur sa machine</text:p>
                        </text:list-item>
                      </text:list>
                    </text:list-item>
                    <text:list-item>
                      <text:p text:style-name="P1">git</text:p>
                      <text:list>
                        <text:list-item>
                          <text:p text:style-name="P1">centralisé ET distribué à la fois</text:p>
                        </text:list-item>
                        <text:list-item>
                          <text:p text:style-name="P1">tout le monde a les infos sur sa machine</text:p>
                        </text:list-item>
                        <text:list-item>
                          <text:p text:style-name="P1">il y a aussi un serveur avec lequel on se synchronise</text:p>
                        </text:list-item>
                      </text:list>
                    </text:list-item>
                    <text:list-item>
                      <text:p text:style-name="P1">avantages git du coup</text:p>
                      <text:list>
                        <text:list-item>
                          <text:p text:style-name="P1">moins de risques de tout perdre (distribué)</text:p>
                        </text:list-item>
                        <text:list-item>
                          <text:p text:style-name="P1">accélère les opérations (distribué)</text:p>
                        </text:list-item>
                        <text:list-item>
                          <text:p text:style-name="P1">peut travailler sans connexion (distribué)</text:p>
                        </text:list-item>
                        <text:list-item>
                          <text:p text:style-name="P1">facile de se synchroniser (centralisé)</text:p>
                        </text:list-item>
                      </text:list>
                    </text:list-item>
                  </text:list>
                </text:list-item>
                <text:list-item>
                  <text:p text:style-name="P1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05T21:05:56</meta:creation-date>
    <dc:date>2014-10-07T11:18:48</dc:date>
    <dc:creator>yjfjyf jjku</dc:creator>
    <meta:editing-duration>PT36M17S</meta:editing-duration>
    <meta:editing-cycles>26</meta:editing-cycles>
    <meta:generator>OpenOffice/4.0.0$Unix OpenOffice.org_project/400m3$Build-9702</meta:generator>
    <meta:document-statistic meta:table-count="0" meta:image-count="0" meta:object-count="0" meta:page-count="1" meta:paragraph-count="37" meta:word-count="236" meta:character-count="1238"/>
  </office:meta>
</office:document-meta>
</file>